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20000011882E602248372EC91.png" manifest:media-type="image/png"/>
  <manifest:file-entry manifest:full-path="Pictures/100002010000031A0000046304A90E99F15F7351.png" manifest:media-type="image/png"/>
  <manifest:file-entry manifest:full-path="Pictures/10000201000002E200000171D6F6458531CA70B3.png" manifest:media-type="image/png"/>
  <manifest:file-entry manifest:full-path="Pictures/100002010000019200000118DC1040795EF8308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7d7692" draw:textarea-horizontal-align="center" draw:textarea-vertical-align="middle" draw:auto-grow-height="false" draw:fit-to-size="false" style:shrink-to-fit="false" fo:min-height="1.44cm" fo:min-width="13.8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.426cm, 0cm)" draw:image-opacity="100%" style:mirror="horizontal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1.441cm" fo:min-width="13.8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5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.426cm, 0cm)" draw:image-opacity="100%" style:mirror="none"/>
    </style:style>
    <style:style style:name="gr6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1.671cm" fo:min-width="8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standard">
      <style:graphic-properties draw:stroke="none" svg:stroke-color="#000000" draw:fill="none" draw:fill-color="#ffffff" fo:min-height="0.7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d7692"/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paragraph-properties fo:text-align="justify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paragraph-properties fo:text-align="justify"/>
      <style:text-properties fo:font-size="8pt" style:font-size-asian="8pt" style:font-size-complex="8pt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fo:font-size="9pt" style:font-size-asian="9pt" style:font-size-complex="9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21.049cm" svg:height="29.771cm" svg:x="0cm" svg:y="-0.071cm">
          <draw:image xlink:href="Pictures/100002010000031A0000046304A90E99F15F7351.png" xlink:type="simple" xlink:show="embed" xlink:actuate="onLoad">
            <text:p/>
          </draw:image>
        </draw:frame>
        <draw:custom-shape draw:style-name="gr2" draw:text-style-name="P2" draw:layer="layout" svg:width="14.3cm" svg:height="1.7cm" svg:x="1.55cm" svg:y="2.9cm">
          <text:p text:style-name="P1"><text:span text:style-name="T1">Monte Karlos</text:span></text:p>
          <draw:enhanced-geometry svg:viewBox="0 0 21600 21600" draw:mirror-horizontal="false" draw:mirror-vertical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3" draw:layer="layout" svg:width="3.1cm" svg:height="2.003cm" draw:transform="rotate (-3.14159265358979) translate (19.8cm 4.9cm)">
          <draw:image xlink:href="Pictures/100002010000019200000118DC1040795EF83089.png" xlink:type="simple" xlink:show="embed" xlink:actuate="onLoad">
            <text:p/>
          </draw:image>
        </draw:frame>
        <draw:custom-shape draw:style-name="gr4" draw:text-style-name="P4" draw:layer="layout" svg:width="14.3cm" svg:height="1.7cm" svg:x="1.55cm" svg:y="1.197cm">
          <text:p text:style-name="P1"><text:span text:style-name="T1">Monte Karlo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3" draw:layer="layout" svg:width="3.1cm" svg:height="2.003cm" svg:x="16.7cm" svg:y="0.897cm">
          <draw:image xlink:href="Pictures/10000201000001920000011882E602248372EC91.png" xlink:type="simple" xlink:show="embed" xlink:actuate="onLoad">
            <text:p/>
          </draw:image>
        </draw:frame>
        <draw:custom-shape draw:style-name="gr6" draw:text-style-name="P4" draw:layer="layout" svg:width="9cm" svg:height="1.93cm" draw:transform="rotate (-1.57481058407448) translate (20.007cm 19.755cm)">
          <text:p text:style-name="P1"><text:span text:style-name="T1">Někdeník</text:span></text:p>
          <draw:enhanced-geometry svg:viewBox="0 0 21600 21600" draw:mirror-horizontal="false" draw:mirror-vertical="false" draw:extrusion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7" draw:text-style-name="P3" draw:layer="layout" svg:width="3.2cm" svg:height="1.6cm" draw:transform="rotate (-1.57323978774769) translate (17.3cm 26.004cm)">
          <draw:image xlink:href="Pictures/10000201000002E200000171D6F6458531CA70B3.png" xlink:type="simple" xlink:show="embed" xlink:actuate="onLoad">
            <text:p/>
          </draw:image>
        </draw:frame>
        <draw:frame draw:style-name="gr8" draw:text-style-name="P5" draw:layer="layout" svg:width="2.3cm" svg:height="1.1cm" svg:x="14.9cm" svg:y="26.1cm">
          <draw:text-box>
            <text:p/>
          </draw:text-box>
        </draw:frame>
        <draw:frame draw:style-name="gr9" draw:text-style-name="P7" draw:layer="layout" svg:width="2.492cm" svg:height="1.4cm" draw:transform="rotate (-1.57987203890527) translate (17.2cm 23.713cm)">
          <draw:text-box>
            <text:p text:style-name="P6"><text:span text:style-name="T2">Za kolik si ho vytisknete, za tolik ho máte.</text:span><text:span text:style-name="T3"> </text:span><text:span text:style-name="T4">-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8:00:51.530000000</meta:creation-date>
    <dc:date>2020-03-31T23:10:27.888000000</dc:date>
    <meta:editing-duration>PT58M4S</meta:editing-duration>
    <meta:editing-cycles>12</meta:editing-cycles>
    <meta:generator>LibreOffice/5.3.7.2$Windows_X86_64 LibreOffice_project/6b8ed514a9f8b44d37a1b96673cbbdd077e24059</meta:generator>
    <meta:document-statistic meta:object-count="9"/>
  </office:meta>
</office:document-meta>
</file>